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line-height="115%"/>
      <style:text-properties fo:font-weight="bold" style:font-weight-asian="bold" fo:font-size="14pt" style:font-size-asian="14pt" fo:language="es" fo:country="ES"/>
    </style:style>
    <style:style style:name="P2" style:parent-style-name="Textbody" style:family="paragraph">
      <style:paragraph-properties fo:line-height="115%"/>
      <style:text-properties fo:font-weight="bold" style:font-weight-asian="bold" fo:font-size="14pt" style:font-size-asian="14pt" fo:language="es" fo:country="ES"/>
    </style:style>
    <style:style style:name="P3" style:parent-style-name="Textbody" style:family="paragraph">
      <style:paragraph-properties fo:line-height="115%"/>
      <style:text-properties fo:font-weight="bold" style:font-weight-asian="bold" fo:font-size="14pt" style:font-size-asian="14pt" fo:language="es" fo:country="ES"/>
    </style:style>
    <style:style style:name="P4" style:parent-style-name="Textbody" style:family="paragraph">
      <style:paragraph-properties fo:line-height="115%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font-weight="bold" style:font-weight-asian="bold"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P9" style:parent-style-name="Textbody" style:family="paragraph">
      <style:paragraph-properties fo:line-height="115%"/>
    </style:style>
    <style:style style:name="T10" style:parent-style-name="Fuentedepárrafopredeter." style:family="text">
      <style:text-properties fo:font-weight="bold" style:font-weight-asian="bold"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font-weight="bold" style:font-weight-asian="bold" style:font-weight-complex="bold"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font-weight="bold" style:font-weight-asian="bold" fo:language="es" fo:country="ES"/>
    </style:style>
    <style:style style:name="T21" style:parent-style-name="Fuentedepárrafopredeter." style:family="text">
      <style:text-properties fo:language="es" fo:country="ES"/>
    </style:style>
    <style:style style:name="T22" style:parent-style-name="Fuentedepárrafopredeter." style:family="text">
      <style:text-properties fo:font-weight="bold" style:font-weight-asian="bold" style:font-weight-complex="bold"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fo:font-weight="bold" style:font-weight-asian="bold" style:font-weight-complex="bold"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font-weight="bold" style:font-weight-asian="bold" fo:language="es" fo:country="ES"/>
    </style:style>
    <style:style style:name="T29" style:parent-style-name="Fuentedepárrafopredeter." style:family="text">
      <style:text-properties fo:language="es" fo:country="ES"/>
    </style:style>
    <style:style style:name="P30" style:parent-style-name="Textbody" style:family="paragraph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P32" style:parent-style-name="Textbody" style:family="paragraph">
      <style:text-properties fo:language="es" fo:country="ES"/>
    </style:style>
    <style:style style:name="P33" style:parent-style-name="Textbody" style:family="paragraph">
      <style:text-properties fo:language="es" fo:country="ES"/>
    </style:style>
    <style:style style:name="P34" style:parent-style-name="Textbody" style:family="paragraph">
      <style:text-properties fo:language="es" fo:country="ES"/>
    </style:style>
    <style:style style:name="P35" style:parent-style-name="Textbody" style:family="paragraph">
      <style:text-properties fo:language="es" fo:country="ES"/>
    </style:style>
    <style:style style:name="P36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37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38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39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40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41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42" style:parent-style-name="Textbody" style:family="paragraph">
      <style:paragraph-properties fo:margin-top="0.0694in" fo:margin-bottom="0in" fo:margin-left="0.9833in">
        <style:tab-stops/>
      </style:paragraph-properties>
      <style:text-properties fo:font-weight="bold" style:font-weight-asian="bold" fo:font-size="14pt" style:font-size-asian="14pt" fo:language="es" fo:country="ES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45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46" style:parent-style-name="Textbody" style:family="paragraph">
      <style:paragraph-properties fo:margin-top="0.0694in" fo:margin-bottom="0in"/>
      <style:text-properties fo:language="es" fo:country="ES"/>
    </style:style>
    <style:style style:name="P47" style:parent-style-name="Textbody" style:family="paragraph">
      <style:paragraph-properties fo:margin-top="0.0694in" fo:margin-bottom="0in"/>
      <style:text-properties fo:language="es" fo:country="ES"/>
    </style:style>
    <style:style style:name="P48" style:parent-style-name="Textbody" style:family="paragraph">
      <style:paragraph-properties fo:margin-bottom="0in"/>
    </style:style>
    <style:style style:name="T49" style:parent-style-name="Fuentedepárrafopredeter." style:family="text">
      <style:text-properties fo:language="es" fo:country="ES"/>
    </style:style>
    <style:style style:name="P50" style:parent-style-name="Textbody" style:family="paragraph">
      <style:paragraph-properties fo:margin-top="0.0694in" fo:margin-bottom="0in" fo:margin-left="1.475in">
        <style:tab-stops/>
      </style:paragraph-properties>
      <style:text-properties fo:language="es" fo:country="ES"/>
    </style:style>
    <style:style style:name="P51" style:parent-style-name="Textbody" style:family="paragraph">
      <style:paragraph-properties fo:margin-top="0.0694in" fo:margin-bottom="0in"/>
      <style:text-properties fo:language="es" fo:country="ES"/>
    </style:style>
    <style:style style:name="P52" style:parent-style-name="Textbody" style:family="paragraph">
      <style:paragraph-properties fo:margin-top="0.0694in" fo:margin-bottom="0in"/>
      <style:text-properties fo:language="es" fo:country="ES"/>
    </style:style>
    <style:style style:name="P53" style:parent-style-name="Textbody" style:family="paragraph">
      <style:paragraph-properties fo:margin-top="0.0694in" fo:margin-bottom="0in"/>
      <style:text-properties fo:language="es" fo:country="ES"/>
    </style:style>
    <style:style style:name="P54" style:parent-style-name="Textbody" style:family="paragraph">
      <style:paragraph-properties fo:margin-top="0.0694in" fo:margin-bottom="0in"/>
      <style:text-properties fo:language="es" fo:country="ES"/>
    </style:style>
    <style:style style:name="P55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56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57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58" style:parent-style-name="Textbody" style:family="paragraph">
      <style:paragraph-properties fo:margin-top="0.0694in" fo:margin-bottom="0in" fo:margin-left="1.475in">
        <style:tab-stops/>
      </style:paragraph-properties>
      <style:text-properties fo:language="es" fo:country="ES"/>
    </style:style>
    <style:style style:name="P59" style:parent-style-name="Textbody" style:family="paragraph">
      <style:paragraph-properties fo:margin-top="0.0694in" fo:margin-bottom="0in" fo:margin-left="1.475in">
        <style:tab-stops/>
      </style:paragraph-properties>
      <style:text-properties fo:language="es" fo:country="ES"/>
    </style:style>
    <style:style style:name="P60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61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62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63" style:parent-style-name="Textbody" style:family="paragraph">
      <style:paragraph-properties fo:margin-top="0.0694in" fo:margin-bottom="0in" fo:margin-left="0.9833in">
        <style:tab-stops/>
      </style:paragraph-properties>
      <style:text-properties fo:language="es" fo:country="ES"/>
    </style:style>
    <style:style style:name="P64" style:parent-style-name="Textbody" style:family="paragraph">
      <style:paragraph-properties fo:margin-bottom="0in"/>
    </style:style>
  </office:automatic-styles>
  <office:body>
    <office:text text:use-soft-page-breaks="true">
      <text:p text:style-name="P1">Ejercicio_2:</text:p>
      <text:p text:style-name="P2"/>
      <text:p text:style-name="P3"/>
      <text:p text:style-name="P4"><text:span text:style-name="T5">Desde una aplicación java ,utilizando un conector JDBC contra MySQL y un servidor USBW portable.Crear una base de datos Relacional<text:s/></text:span><text:span text:style-name="T6">llamada Empresa</text:span><text:s/><text:span text:style-name="T7">que contenga dos<text:s/></text:span><text:span text:style-name="T8">tablas:</text:span></text:p>
      <text:p text:style-name="P9"/>
      <text:p text:style-name="Textbody"><text:s/><text:span text:style-name="T10">Empleados:</text:span></text:p>
      <text:p text:style-name="Textbody"/>
      <text:p text:style-name="Textbody"><text:span text:style-name="T11">Dni: varchar(9)<text:s/></text:span><text:span text:style-name="T12">clave primaria</text:span></text:p>
      <text:p text:style-name="Textbody"><text:s/><text:span text:style-name="T13">Nombre: varchar(10)</text:span></text:p>
      <text:p text:style-name="Textbody"><text:span text:style-name="T14">Estudios: varchar(10)</text:span></text:p>
      <text:p text:style-name="Textbody"><text:span text:style-name="T15">Dir: varchar(10)</text:span></text:p>
      <text:p text:style-name="Textbody"><text:span text:style-name="T16">Fecha_alt: Date</text:span></text:p>
      <text:p text:style-name="Textbody"><text:span text:style-name="T17">Salario: int</text:span></text:p>
      <text:p text:style-name="Textbody"><text:span text:style-name="T18">Comisión:int</text:span></text:p>
      <text:p text:style-name="Textbody"><text:span text:style-name="T19">Nu_dept: varchar(2)</text:span></text:p>
      <text:p text:style-name="Textbody"/>
      <text:p text:style-name="Textbody"><text:span text:style-name="T20">Departamentos:</text:span></text:p>
      <text:p text:style-name="Textbody"/>
      <text:p text:style-name="Textbody"><text:span text:style-name="T21">Nu_dept: varchar(2)<text:s/></text:span><text:span text:style-name="T22">clave primaria autoincrement</text:span></text:p>
      <text:p text:style-name="Textbody"><text:s/><text:span text:style-name="T23">Dnombre: varch</text:span><text:span text:style-name="T24">ar(10)<text:s/></text:span><text:span text:style-name="T25">clave única</text:span></text:p>
      <text:p text:style-name="Textbody"><text:s/><text:span text:style-name="T26">Localidad: varchar(10)</text:span></text:p>
      <text:p text:style-name="Textbody"><text:span text:style-name="T27">La relación es<text:s/></text:span><text:span text:style-name="T28">un Departamento puede tener varios empleados</text:span><text:span text:style-name="T29">:1------------------N.</text:span></text:p>
      <text:p text:style-name="P30">Un empleado solo puede serlo de un departamento.</text:p>
      <text:p text:style-name="Textbody"><text:span text:style-name="T31">No puede existir ningún empleado sin que tenga asignado ningún departamento.</text:span></text:p>
      <text:p text:style-name="P32">Dicha aplicación contendrá  un conjunto de clases con sus respectivos métodos ,que<text:s/>realicen las <text:s/>siguientes tareas:</text:p>
      <text:p text:style-name="P33"/>
      <text:p text:style-name="P34">Creación de la Base de Datos y tablas.</text:p>
      <text:p text:style-name="P35"/>
      <text:p text:style-name="P36"><text:s text:c="18"/></text:p>
      <text:p text:style-name="P37"/>
      <text:p text:style-name="P38"/>
      <text:p text:style-name="P39"/>
      <text:p text:style-name="P40"/>
      <text:p text:style-name="P41"/>
      <text:p text:style-name="P42"><text:s text:c="9"/>MENÚ</text:p>
      <text:p text:style-name="P43"> </text:p>
      <text:p text:style-name="P44"/>
      <text:p text:style-name="P45">1- Inserción de nuevas filas.</text:p>
      <text:p text:style-name="P46"><text:s text:c="35"/>a. Inserción <text:s/>de un nuevo Departamento.</text:p>
      <text:p text:style-name="P47"><text:tab/><text:tab/><text:tab/>b. Inserción <text:s/>de un nuevo Empleado (para la isercción de un empleado es necesario que ya exista el departamento).</text:p>
      <text:p text:style-name="P48"><text:s text:c="24"/>2<text:span text:style-name="T49">- Borrado de filas.</text:span></text:p>
      <text:p text:style-name="P50">a. Borrado Empleado( cuando borramos el empleado el departamento sigue existiendo).</text:p>
      <text:p text:style-name="P51"><text:s text:c="36"/>b. Borrado Departamento(cuando borramos el departamento desaparecen los empleados de ese departamento).</text:p>
      <text:p text:style-name="P52"/>
      <text:p text:style-name="P53"><text:s text:c="23"/>3- Consultas.</text:p>
      <text:p text:style-name="P54"><text:s text:c="34"/>a. Introduciendo el nombre de un departamento nos visualice los datos  de sus empleados.</text:p>
      <text:p text:style-name="P55"><text:s text:c="11"/>b.Introduciendo el dni de <text:s/>un empleado nos visualice el nombre del departamento  y  su localidad.</text:p>
      <text:p text:style-name="P56"/>
      <text:p text:style-name="P57">4-Modificaciones.</text:p>
      <text:p text:style-name="P58">a.- Introduciendo <text:s/>el dni de un empleado modifique su salario ó su comisión.</text:p>
      <text:p text:style-name="P59">b.- Introduciendo el nombre de un departamento<text:s/>modifique su localidad.</text:p>
      <text:p text:style-name="P60">5- Fin.</text:p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uesto" style:display-name="Puest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Subtítulo" style:display-name="Subtítulo" style:family="paragraph" style:parent-style-name="Puest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ra Linares Otero</meta:initial-creator>
    <dc:creator>Clara Linares Otero</dc:creator>
    <meta:creation-date>2018-09-26T11:55:00Z</meta:creation-date>
    <dc:date>2018-09-26T11:55:00Z</dc:date>
    <meta:template xlink:href="Normal" xlink:type="simple"/>
    <meta:editing-cycles>2</meta:editing-cycles>
    <meta:editing-duration>PT60S</meta:editing-duration>
    <meta:document-statistic meta:page-count="2" meta:paragraph-count="3" meta:word-count="272" meta:character-count="1821" meta:row-count="12" meta:non-whitespace-character-count="1552"/>
  </office:meta>
</office:document-meta>
</file>